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0000002D5A0039252465D9DB0.png" manifest:media-type="image/png"/>
  <manifest:file-entry manifest:full-path="Pictures/100000000000012600000266F3812A32FEF195B0.png" manifest:media-type="image/png"/>
  <manifest:file-entry manifest:full-path="Pictures/1000163600000E9300000BAE0131D37DBB5352BD.svg" manifest:media-type="image/svg+xml"/>
  <manifest:file-entry manifest:full-path="Pictures/100002010000008D000000716DCA76E09A197F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15.28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8.39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7.50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fill-color="#ffffff" draw:textarea-horizontal-align="justify" draw:textarea-vertical-align="top" draw:auto-grow-height="false" fo:min-height="18.419cm" fo:min-width="10.295cm"/>
    </style:style>
    <style:style style:name="gr6" style:family="graphic" style:parent-style-name="standard" style:list-style-name="L1">
      <style:graphic-properties draw:fill-color="#ffffff" draw:textarea-horizontal-align="justify" draw:textarea-vertical-align="top" draw:auto-grow-height="false" fo:min-height="18.419cm" fo:min-width="3.564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2cm" fo:margin-bottom="0.2cm" fo:line-height="100%" fo:text-align="center" fo:text-indent="0cm"/>
      <style:text-properties fo:color="#2a6099"/>
    </style:style>
    <style:style style:name="P6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8cm" svg:height="19.59cm" svg:x="11.1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001cm" svg:height="1.143cm" svg:x="1.381cm" svg:y="1.381cm">
          <text:p text:style-name="P2"><text:span text:style-name="T1">local repository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3cm" svg:height="1.156cm" svg:x="2.016cm" svg:y="1.24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6DCA76E09A197F5F.png" xlink:type="simple" xlink:show="embed" xlink:actuate="onLoad" loext:mime-type="image/png"/>
        </draw:frame>
        <draw:frame draw:style-name="gr4" draw:text-style-name="P4" draw:layer="layout" svg:width="8.001cm" svg:height="17.272cm" svg:x="1.381cm" svg:y="2.778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6" draw:layer="layout" svg:width="10.795cm" svg:height="18.669cm" svg:x="15.732cm" svg:y="1.381cm">
          <text:p text:style-name="P5"><text:span text:style-name="T2">GNU Octave (version 5.1.0)</text:span></text:p>
          <text:p text:style-name="P5"><text:span text:style-name="T2">offers 891 func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064cm" svg:height="18.669cm" svg:x="11.414cm" svg:y="1.381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606cm" svg:height="18.161cm" svg:x="11.668cm" svg:y="1.635cm">
          <draw:image xlink:href="Pictures/1000000000000090000002D5A0039252465D9DB0.png" xlink:type="simple" xlink:show="embed" xlink:actuate="onLoad" loext:mime-type="image/png">
            <text:p/>
          </draw:image>
        </draw:frame>
        <draw:line draw:style-name="gr8" draw:text-style-name="P8" draw:layer="layout" svg:x1="3.667cm" svg:y1="9.509cm" svg:x2="11.541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1-19T00:58:10.265766628</dc:date>
    <meta:editing-duration>PT8H2M50S</meta:editing-duration>
    <meta:editing-cycles>17</meta:editing-cycles>
    <meta:generator>LibreOffice/6.2.7.1$Linux_X86_64 LibreOffice_project/20$Build-1</meta:generator>
    <meta:document-statistic meta:object-count="9"/>
  </office:meta>
</office:document-meta>
</file>